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28000007201FFF8F64A506F152.png" manifest:media-type="image/png"/>
  <manifest:file-entry manifest:full-path="Pictures/10000201000007EA000006EE97481FB44100AACF.png" manifest:media-type="image/png"/>
  <manifest:file-entry manifest:full-path="Pictures/1000020100000280000001E08C40C7AAC47E54C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3a3a3" loext:opacity="100%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33a3a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192cm" svg:height="17.394cm" svg:x="2.552cm" svg:y="-1.255cm">
          <draw:image xlink:href="Pictures/1000020100000280000001E08C40C7AAC47E54CA.png" xlink:type="simple" xlink:show="embed" xlink:actuate="onLoad" draw:mime-type="image/png">
            <text:p/>
          </draw:image>
        </draw:frame>
        <draw:frame draw:style-name="gr1" draw:text-style-name="P1" draw:layer="layout" svg:width="5.543cm" svg:height="4.854cm" svg:x="5.844cm" svg:y="2.352cm">
          <draw:image xlink:href="Pictures/10000201000007EA000006EE97481FB44100AACF.png" xlink:type="simple" xlink:show="embed" xlink:actuate="onLoad" draw:mime-type="image/png">
            <text:p/>
          </draw:image>
        </draw:frame>
        <draw:frame draw:style-name="gr1" draw:text-style-name="P1" draw:layer="layout" svg:width="5.685cm" svg:height="4.966cm" svg:x="11.637cm" svg:y="2.314cm">
          <draw:image xlink:href="Pictures/1000020100000828000007201FFF8F64A506F152.png" xlink:type="simple" xlink:show="embed" xlink:actuate="onLoad" draw:mime-type="image/png">
            <text:p/>
          </draw:image>
        </draw:frame>
        <draw:line draw:style-name="gr2" draw:text-style-name="P1" draw:layer="layout" svg:x1="8.429cm" svg:y1="7.932cm" svg:x2="8.529cm" svg:y2="2.153cm">
          <text:p/>
        </draw:line>
        <draw:frame draw:style-name="gr3" draw:text-style-name="P2" draw:layer="layout" svg:width="0.959cm" svg:height="0.962cm" svg:x="8.429cm" svg:y="7.159cm">
          <draw:text-box>
            <text:p><text:span text:style-name="T1">B</text:span></text:p>
          </draw:text-box>
        </draw:frame>
        <draw:custom-shape draw:style-name="gr4" draw:text-style-name="P3" draw:layer="layout" svg:width="0.348cm" svg:height="0.35cm" svg:x="13.861cm" svg:y="7.29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959cm" svg:height="0.962cm" svg:x="14.212cm" svg:y="6.992cm">
          <draw:text-box>
            <text:p><text:span text:style-name="T1">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cm" svg:stroke-color="#33a3a3" draw:marker-start-width="0.35cm" draw:marker-end-width="0.35cm" draw:fill="none" draw:fill-gradient-name="Gradient_20_7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ristiano De Michele</meta:initial-creator>
    <meta:creation-date>2020-12-21T17:36:19.567239595</meta:creation-date>
    <dc:date>2020-12-22T18:23:34.683866984</dc:date>
    <dc:creator>Cristiano De Michele</dc:creator>
    <meta:editing-duration>PT1H28M51S</meta:editing-duration>
    <meta:editing-cycles>6</meta:editing-cycles>
    <meta:generator>LibreOffice/7.0.3.1$MacOSX_X86_64 LibreOffice_project/d7547858d014d4cf69878db179d326fc3483e082</meta:generator>
    <meta:document-statistic meta:object-count="30"/>
  </office:meta>
</office:document-meta>
</file>